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Normal">
      <style:text-properties officeooo:rsid="000c0f86" officeooo:paragraph-rsid="000c0f86"/>
    </style:style>
    <style:style style:name="P3" style:family="paragraph" style:parent-style-name="Normal">
      <style:text-properties officeooo:rsid="000db346" officeooo:paragraph-rsid="000db346"/>
    </style:style>
    <style:style style:name="P4" style:family="paragraph" style:parent-style-name="Normal">
      <style:text-properties officeooo:rsid="000e1f3f" officeooo:paragraph-rsid="000e1f3f"/>
    </style:style>
    <style:style style:name="P5" style:family="paragraph" style:parent-style-name="Normal">
      <style:text-properties officeooo:rsid="000ef2b3" officeooo:paragraph-rsid="000ef2b3"/>
    </style:style>
    <style:style style:name="P6" style:family="paragraph" style:parent-style-name="Normal">
      <style:text-properties officeooo:rsid="000fac69" officeooo:paragraph-rsid="000fac69"/>
    </style:style>
    <style:style style:name="P7" style:family="paragraph" style:parent-style-name="Normal">
      <style:text-properties officeooo:rsid="000fdf0b" officeooo:paragraph-rsid="000fdf0b"/>
    </style:style>
    <style:style style:name="P8" style:family="paragraph" style:parent-style-name="Normal">
      <style:text-properties officeooo:rsid="0011d44f" officeooo:paragraph-rsid="0011d44f"/>
    </style:style>
    <style:style style:name="P9" style:family="paragraph" style:parent-style-name="Normal">
      <style:paragraph-properties fo:break-before="page"/>
    </style:style>
    <style:style style:name="P10" style:family="paragraph" style:parent-style-name="Normal">
      <style:paragraph-properties fo:break-before="page"/>
      <style:text-properties officeooo:rsid="000ef2b3" officeooo:paragraph-rsid="000ef2b3"/>
    </style:style>
    <style:style style:name="T1" style:family="text">
      <style:text-properties officeooo:rsid="00097f88"/>
    </style:style>
    <style:style style:name="T2" style:family="text">
      <style:text-properties officeooo:rsid="000bbed6"/>
    </style:style>
    <style:style style:name="T3" style:family="text">
      <style:text-properties fo:color="#2e74b5" loext:opacity="100%" style:font-name="Calibri Light" fo:font-size="16pt" officeooo:rsid="000bbed6" style:font-name-asian="Times New Roman" style:font-size-asian="16pt" style:font-name-complex="Calibri Light" style:font-size-complex="16pt"/>
    </style:style>
    <style:style style:name="T4" style:family="text">
      <style:text-properties officeooo:rsid="000db346"/>
    </style:style>
    <style:style style:name="T5" style:family="text">
      <style:text-properties officeooo:rsid="000e1f3f"/>
    </style:style>
    <style:style style:name="T6" style:family="text">
      <style:text-properties officeooo:rsid="0011d4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embly Tutorial, Lesson <text:span text:style-name="T2">4</text:span>: <text:span text:style-name="T3">Conditionality</text:span></text:h>
      <text:p text:style-name="Normal">[Title Slide]</text:p>
      <text:p text:style-name="Normal">Hi, there! This is Matt Heffernan. Welcome back to my channel. This is the <text:span text:style-name="T2">fourth</text:span>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went over all of the different addressing modes supported by the Z80. <text:span text:style-name="T2">We looked extensively into how to move data around, and in each episode doing some simple loops using conditional instructions. In this episode, we will go in depth into how the conditional mnemonics relate to the status register bits and how each instruction makes use of them to provide flow control to programs on the Spectrum.</text:span></text:p>
      <text:p text:style-name="Normal"/>
      <text:p text:style-name="P9">[Slide 2: <text:span text:style-name="T2">Z80 Status Flags]</text:span></text:p>
      <text:p text:style-name="P2">As we saw in the episode on addressing modes, all of the conditional instructions for the Z80 are based on the status flags, which are reflected in the F register. Each bit in the F register is set in different situations, and half of them can be used by conditional instructions, starting with the most significant bit, named S for Signed. This bit indicates the result of the last operation that affected the sign of the value in the accumulator, with S being set to 1 when the value is negative, so effectively it is the same as the most significant bit in A after the last instruction that could have affected this bit. Not all instructions affect bits in the F register, even those that change the value in A may leave the flags alone, such as the Load instruction. Most of the time, loading a value into A does not affect this bit, but a mathematical operation will. It can be a bit confusing, but as we go through this series we will always indicate when status bits can be affected.</text:p>
      <text:p text:style-name="P2">Moving on, the next bit is Z for Zero, which is set when an operation has a result of zero. Despite the official description of this referring to the value in A, it also applies to any increment or decrement instruction on any <text:span text:style-name="T4">8-bit </text:span>register, <text:span text:style-name="T4">so the Z bit is the one that is used most for loops, where a register can be used as a loop index, and then incrementing it up to a specific value or decrementing it down to zero, which is usually quicker and what we have seen so far in all of our example loops.</text:span></text:p>
      <text:p text:style-name="P3">Bit 5 of the F register is not a status, but rather a record of how flags have changed. This is really a side effect of the Z80 design, but you will see that when an instruction with an 8-bit opcode changes any of the flags, bit 5 of that opcode will be stored in bit 5 of F. The same thing goes with bit 3, which is another side effect, so if for some reason you need to determine recent execution history, you could examine these two bits to help determine what instruction led to a certain part of the code.</text:p>
      <text:p text:style-name="P3">Bit 4 is another insight into how the Z80 works internally, with H for Half-Carry. Unlike most other 8-bit registers, the Z80 arithmetic logic unit is actually only 4 bits wide, so doing things like shifting or addition actually require two passed through the ALU to handle each nybble. The H flag is set when the operation on the lower nybble required a carry into the upper nybble. You need to examine the F register to see this, as there is no condition mnemonic for it.</text:p>
      <text:p text:style-name="P3">Skipping ahead to Bit 2 is the dual-named P/V bit, which does double duty as a parity bit and an overflow flag, depending on which instruction was used. <text:span text:style-name="T5">There are other uses for it, too, but most of the time it is used for overflow, which means that the resulting sign of an operation is not what would be expected.</text:span></text:p>
      <text:p text:style-name="P4">Bit 1 is the N bit, which is set when a subtract instruction has been executed since the most recent addition instruction. If that matters to your program, you can examine the F register to check it out.</text:p>
      <text:p text:style-name="P4">Finally, the lowest bit is C for Carry, which is the full 8-bit carry flag, as opposed to H. This bit figures heavily into math operations with 16-bit or larger values, as well as many other use cases.</text:p>
      <text:p text:style-name="P4">There’s a lot to unpack here, but in this video we aren’t going into depth for each bit.</text:p>
      <text:p text:style-name="P4">[cut to slide 3 – Z80 Status Flags, modified]</text:p>
      <text:p text:style-name="P5">Instead we are focusing on how these 4 are used with conditional instructions, using the conditional mnemonics we have already seen.</text:p>
      <text:p text:style-name="P10">[cut to slide 4 – Condition Mnemonic]</text:p>
      <text:p text:style-name="P5">But for review, there are 8 different mnemonics used for conditional operands, and they are always used as the first operand in the instruction, and often the only one.</text:p>
      <text:p text:style-name="P5">C means the carry bit is set, so the instruction will only take effect if the C bit is 1. If we want to check the opposite state, we use the NC mnemonic for Not-Carry, or C equals zero. Similarly, Z and NZ are used for the Zero bit, for zero or non-zero, which can also mean equal or not equal for comparisons. For the sign bit, we use M for Minus, meaning S is 1, or P for Plus when checking for S to be zero. For the P/V flag, you use PE for it being set, or PO for it being clear. While we generally care about the P/V flag when it’s used to indicate overflow, the mnemonics stand for Parity Even and Parity Odd, as most of the time that’s what the current state of P/V is indicating.</text:p>
      <text:p text:style-name="P5">[cut to slide 5 – Jump]</text:p>
      <text:p text:style-name="P6">We’ve seen a lot of the Jump instruction already, including using it with a conditional operand. But to be completely clear, the JP instruction takes an absolute 16-bit address and loads it into the Program Counter, or PC register. When it only has a single operand, it’s an unconditional jump, meaning that address will always be loaded into the PC. It can use the extended immediate mode to have the address right in the code, or it can use register indirect mode to use the address currently stored in HL or one of the index registers.</text:p>
      <text:p text:style-name="P6">If JP has two operands, the first will be a condition mnemonic, and all 8 conditions are supported. However, the target in the second operand must be an immediate address, so you can’t do a conditional jump to an address in a register in a single instruction.</text:p>
      <text:p text:style-name="P7">[cut to slide 6 – simple looping]</text:p>
      <text:p text:style-name="P7">We’ve seen simple loops already, as well, but now we should have a better of idea of how they work. The easiest way to make a loop is to use a loop index pre-loaded with the number of iterations to perform, and then decrement it each iteration and keep going until the Z bit is set, meaning the value in the register has gone down to zero.</text:p>
      <text:p text:style-name="P7">Here we see how we can use the Z bit to multiply the value in A by 32, which we can accomplish by shifting it 5 bits to the left. So, we could do 5 straight SLA A instructions, or we could do a loop <text:span text:style-name="T6">that does SLA once per iteration 5 times. So, we pre-load B with 5 then have a label for the beginning of the loop iteration. After the label, we do a single SLA A which will shift the value in the accumulator one bit to the left, filling in the lowest bit with zero. Then we decrement B and do a conditional jump to the top of the loop. If the decrement resulted in a non-zero value in B, then the Z bit won’t be set, and the jump will happen because we specified the NZ, or non-zero state, which is true when the Z bit is clear. Once B is decremented down to zero, the Z bit will finally be set, and then this jump instruction will be effectively skipped and we fall out of the loop and continue on to the next instruction after the jump.</text:span></text:p>
      <text:p text:style-name="P8">[cut to slide 7 – Compare]</text:p>
      <text:p text:style-name="P8"/>
      <text:p text:style-name="P9">[start loading patreon.s<text:span text:style-name="T1">zx</text:span>]</text:p>
      <text:p text:style-name="Normal">That’s all we have for this lesson. Next time, we’re going to look deeper into how conditional instructions work and give us the ability to control the flow of our program, just like we’ve done in the last two episodes by using the Z bit to do conditional jumping. There are a lot more conditions and instructions that you can use, and we’ll get into all of them when you come back for that lesson.</text:p>
      <text:p text:style-name="Normal">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6-22T18:58:00Z</meta:creation-date>
    <dc:date>2021-07-08T01:40:35.898087686</dc:date>
    <meta:editing-cycles>45</meta:editing-cycles>
    <meta:editing-duration>PT11H48M30S</meta:editing-duration>
    <meta:document-statistic meta:table-count="0" meta:image-count="0" meta:object-count="0" meta:page-count="4" meta:paragraph-count="28" meta:word-count="1591" meta:character-count="8430" meta:non-whitespace-character-count="6862"/>
    <meta:template xlink:type="simple" xlink:actuate="onRequest" xlink:title="" xlink:href="../../Lesson3/Lesson3_Script.odt/Normal.dotm"/>
  </office:meta>
</office:document-meta>
</file>